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 style:writing-mode="rl-tb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background-color="#000000" fo:padding="0.097cm" fo:border="0.05pt solid #000000">
        <style:background-image/>
      </style:table-cell-properties>
    </style:style>
    <style:style style:name="Table2" style:family="table">
      <style:table-properties style:width="17cm" table:align="margins" style:writing-mode="rl-tb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background-color="#000000" fo:padding="0.097cm" fo:border="0.05pt solid #000000">
        <style:background-image/>
      </style:table-cell-properties>
    </style:style>
    <style:style style:name="P1" style:family="paragraph" style:parent-style-name="Footer">
      <style:text-properties style:font-name="Arial" fo:font-size="9pt" officeooo:rsid="000714b7" officeooo:paragraph-rsid="000714b7" style:font-size-asian="9pt" style:font-name-complex="Arial" style:font-size-complex="9pt"/>
    </style:style>
    <style:style style:name="P2" style:family="paragraph" style:parent-style-name="Standard">
      <style:text-properties style:font-name="Arial" fo:font-size="11pt" fo:font-weight="bold" officeooo:rsid="0006367f" officeooo:paragraph-rsid="0006367f" style:font-size-asian="9.60000038146973pt" style:font-weight-asian="bold" style:font-name-complex="Arial" style:font-size-complex="11pt" style:font-weight-complex="bold"/>
    </style:style>
    <style:style style:name="P3" style:family="paragraph" style:parent-style-name="Standard">
      <style:paragraph-properties fo:text-align="end" style:justify-single-word="false" style:writing-mode="rl-tb"/>
      <style:text-properties style:font-name="Arial" fo:font-size="11pt" fo:font-weight="normal" officeooo:rsid="0006367f" officeooo:paragraph-rsid="000714b7" style:font-size-asian="11pt" style:font-weight-asian="normal" style:font-name-complex="Arial" style:font-size-complex="11pt" style:font-weight-complex="normal"/>
    </style:style>
    <style:style style:name="P4" style:family="paragraph" style:parent-style-name="Standard">
      <style:paragraph-properties fo:text-align="end" style:justify-single-word="false" style:writing-mode="rl-tb"/>
      <style:text-properties style:font-name="Arial" fo:font-size="11pt" fo:language="en" fo:country="US" fo:font-weight="normal" officeooo:rsid="0006367f" officeooo:paragraph-rsid="000714b7" style:font-size-asian="11pt" style:font-weight-asian="normal" style:font-name-complex="Arial" style:font-size-complex="11pt" style:font-weight-complex="normal"/>
    </style:style>
    <style:style style:name="P5" style:family="paragraph" style:parent-style-name="Standard">
      <style:paragraph-properties fo:line-height="150%" fo:text-align="end" style:justify-single-word="false" fo:break-before="page" style:writing-mode="rl-tb"/>
      <style:text-properties style:font-name="Arial" fo:font-size="11pt" fo:language="en" fo:country="US" fo:font-weight="normal" officeooo:rsid="000714b7" officeooo:paragraph-rsid="000714b7" style:font-size-asian="11pt" style:font-weight-asian="normal" style:font-name-complex="Arial" style:font-size-complex="11pt" style:font-weight-complex="normal"/>
    </style:style>
    <style:style style:name="P6" style:family="paragraph" style:parent-style-name="Table_20_Contents">
      <style:text-properties fo:color="#ffffff" loext:opacity="100%" style:font-name="Arial" fo:font-size="11pt" fo:font-weight="bold" officeooo:rsid="0006367f" officeooo:paragraph-rsid="0006367f" style:font-size-asian="9.60000038146973pt" style:font-weight-asian="bold" style:font-name-complex="Arial" style:font-size-complex="11pt" style:font-weight-complex="bold"/>
    </style:style>
    <style:style style:name="P7" style:family="paragraph" style:parent-style-name="Table_20_Contents">
      <style:text-properties fo:color="#ffffff" loext:opacity="100%" style:font-name="Arial" fo:font-size="11pt" fo:font-weight="bold" officeooo:rsid="000714b7" officeooo:paragraph-rsid="000714b7" style:font-size-asian="9.60000038146973pt" style:font-weight-asian="bold" style:font-name-complex="Arial" style:font-size-complex="11pt" style:font-weight-complex="bold"/>
    </style:style>
    <style:style style:name="P8" style:family="paragraph" style:parent-style-name="Standard" style:list-style-name="L1">
      <style:paragraph-properties fo:line-height="150%" fo:text-align="end" style:justify-single-word="false" style:writing-mode="rl-tb"/>
      <style:text-properties style:font-name="Arial" fo:font-size="11pt" fo:language="en" fo:country="US" fo:font-weight="normal" officeooo:rsid="0008d1f4" officeooo:paragraph-rsid="0008d1f4" style:font-size-asian="11pt" style:font-weight-asian="normal" style:font-name-complex="Arial" style:font-size-complex="11pt" style:font-weight-complex="normal"/>
    </style:style>
    <style:style style:name="P9" style:family="paragraph" style:parent-style-name="Standard" style:list-style-name="L2">
      <style:paragraph-properties fo:line-height="150%" fo:text-align="end" style:justify-single-word="false" style:writing-mode="rl-tb"/>
      <style:text-properties style:font-name="Arial" fo:font-size="11pt" fo:language="en" fo:country="US" fo:font-weight="normal" officeooo:rsid="0008d1f4" officeooo:paragraph-rsid="0009f6f0" style:font-size-asian="11pt" style:font-weight-asian="normal" style:font-name-complex="Arial" style:font-size-complex="11pt" style:font-weight-complex="normal"/>
    </style:style>
    <style:style style:name="P10" style:family="paragraph" style:parent-style-name="Standard" style:list-style-name="L1">
      <style:paragraph-properties fo:line-height="150%" fo:text-align="end" style:justify-single-word="false" style:writing-mode="rl-tb"/>
      <style:text-properties style:font-name="Arial" fo:font-size="11pt" fo:language="en" fo:country="US" fo:font-weight="normal" officeooo:rsid="0008dbdb" officeooo:paragraph-rsid="0008dbdb" style:font-size-asian="11pt" style:font-weight-asian="normal" style:font-name-complex="Arial" style:font-size-complex="11pt" style:font-weight-complex="normal"/>
    </style:style>
    <style:style style:name="P11" style:family="paragraph" style:parent-style-name="Standard" style:list-style-name="L1">
      <style:paragraph-properties fo:line-height="150%" fo:text-align="end" style:justify-single-word="false" style:writing-mode="rl-tb"/>
      <style:text-properties style:font-name="Arial" fo:font-size="11pt" fo:language="en" fo:country="US" fo:font-weight="normal" officeooo:rsid="0009f6f0" officeooo:paragraph-rsid="0009f6f0" style:font-size-asian="11pt" style:font-weight-asian="normal" style:font-name-complex="Arial" style:font-size-complex="11pt" style:font-weight-complex="normal"/>
    </style:style>
    <style:style style:name="P12" style:family="paragraph" style:parent-style-name="Standard" style:list-style-name="L2">
      <style:paragraph-properties fo:line-height="150%" fo:text-align="end" style:justify-single-word="false" style:writing-mode="rl-tb"/>
      <style:text-properties style:font-name="Arial" fo:font-size="11pt" fo:language="en" fo:country="US" fo:font-weight="normal" officeooo:rsid="0009f6f0" officeooo:paragraph-rsid="0009f6f0" style:font-size-asian="11pt" style:font-weight-asian="normal" style:font-name-complex="Arial" style:font-size-complex="11pt" style:font-weight-complex="normal"/>
    </style:style>
    <style:style style:name="P13" style:family="paragraph" style:parent-style-name="Standard" style:list-style-name="L1">
      <style:paragraph-properties fo:line-height="150%" fo:text-align="end" style:justify-single-word="false" style:writing-mode="rl-tb"/>
      <style:text-properties style:font-name="Arial" fo:font-size="11pt" fo:language="en" fo:country="US" fo:font-weight="normal" officeooo:rsid="000b3dcf" officeooo:paragraph-rsid="000b3dcf" style:font-size-asian="11pt" style:font-weight-asian="normal" style:font-name-complex="Arial" style:font-size-complex="11pt" style:font-weight-complex="normal"/>
    </style:style>
    <style:style style:name="P14" style:family="paragraph" style:parent-style-name="Standard" style:list-style-name="L2">
      <style:paragraph-properties fo:line-height="150%" fo:text-align="end" style:justify-single-word="false" style:writing-mode="rl-tb"/>
      <style:text-properties style:font-name="Arial" fo:font-size="11pt" fo:language="en" fo:country="US" fo:font-weight="normal" officeooo:rsid="000b3dcf" officeooo:paragraph-rsid="000b3dcf" style:font-size-asian="11pt" style:font-weight-asian="normal" style:font-name-complex="Arial" style:font-size-complex="11pt" style:font-weight-complex="normal"/>
    </style:style>
    <style:style style:name="P15" style:family="paragraph" style:parent-style-name="Standard">
      <style:text-properties style:font-name="Arial" fo:font-size="20pt" fo:font-weight="bold" officeooo:rsid="000c6ea8" officeooo:paragraph-rsid="000c6ea8" style:font-size-asian="17.5pt" style:font-weight-asian="bold" style:font-name-complex="Arial" style:font-size-complex="20pt" style:font-weight-complex="bold"/>
    </style:style>
    <style:style style:name="T1" style:family="text">
      <style:text-properties fo:language="en" fo:country="US"/>
    </style:style>
    <text:list-style style:name="L1">
      <text:list-level-style-number text:level="1" loext:num-list-format=" %1% " style:num-prefix=" " style:num-suffix=" " style:num-format="1">
        <style:list-level-properties text:list-level-position-and-space-mode="label-alignment" fo:text-align="end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 fo:text-align="end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 %1% " style:num-prefix=" " style:num-suffix=" " style:num-format="1">
        <style:list-level-properties text:list-level-position-and-space-mode="label-alignment" fo:text-align="end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 fo:text-align="end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הליך בדיקות חשמליות</text:p>
      <text:p text:style-name="P2"/>
      <table:table table:name="Table1" table:style-name="Table1">
        <table:table-column table:style-name="Table1.A"/>
        <table:table-row table:style-name="TableLine382822048">
          <table:table-cell table:style-name="Table1.A1" office:value-type="string">
            <text:p text:style-name="P6">הוספת חומרים חדשים למלאי</text:p>
          </table:table-cell>
        </table:table-row>
      </table:table>
      <text:p text:style-name="P3"/>
      <text:list xml:id="list973024270" text:style-name="L1">
        <text:list-item>
          <text:p text:style-name="P8">פותחים את התוכנה <text:span text:style-name="T1">Chemicals Manager</text:span></text:p>
        </text:list-item>
        <text:list-item>
          <text:p text:style-name="P10">יש לוודא כי המק"ט מוצר קיים בבסיס הנתונים. אם לא:</text:p>
          <text:list>
            <text:list-item>
              <text:p text:style-name="P8">לוחצים על 4 להוספת חומר חדש</text:p>
            </text:list-item>
            <text:list-item>
              <text:p text:style-name="P8">מכניסים את הפרטים הבאים:</text:p>
              <text:list>
                <text:list-item>
                  <text:p text:style-name="P8">מק"ט</text:p>
                </text:list-item>
                <text:list-item>
                  <text:p text:style-name="P8">תיאור</text:p>
                </text:list-item>
                <text:list-item>
                  <text:p text:style-name="P8">תנאי אחסון [למשל: 20-25C]</text:p>
                </text:list-item>
                <text:list-item>
                  <text:p text:style-name="P8">שם מקוצר [למשל: LOCTITE 222, או FLUX, או DP460]</text:p>
                </text:list-item>
                <text:list-item>
                  <text:p text:style-name="P8">דרישה לקירור (כן / לא)</text:p>
                </text:list-item>
                <text:list-item>
                  <text:p text:style-name="P8">מספר MSDS</text:p>
                </text:list-item>
              </text:list>
            </text:list-item>
            <text:list-item>
              <text:p text:style-name="P10">לוחצים על ENTER כדי לאשר עדכון בסיס נתונים</text:p>
            </text:list-item>
          </text:list>
        </text:list-item>
        <text:list-item>
          <text:p text:style-name="P10">יש לוודא כי מספר האצווה [LOT] קיים בבסיס הנתונים. אם לא:</text:p>
          <text:list>
            <text:list-item>
              <text:p text:style-name="P10">לוחצים על 5 כדי להוסיף אצווה חדשה</text:p>
            </text:list-item>
            <text:list-item>
              <text:p text:style-name="P10">מכניסים את הפרטים הבאים:</text:p>
              <text:list>
                <text:list-item>
                  <text:p text:style-name="P10">מספר אצווה</text:p>
                </text:list-item>
                <text:list-item>
                  <text:p text:style-name="P10">מק"ט</text:p>
                </text:list-item>
                <text:list-item>
                  <text:p text:style-name="P10">תאריך תפוגה</text:p>
                </text:list-item>
              </text:list>
            </text:list-item>
            <text:list-item>
              <text:p text:style-name="P10">לוחצים על ENTER כדי לאשר עדכון בסיס נתונים</text:p>
            </text:list-item>
          </text:list>
        </text:list-item>
        <text:list-item>
          <text:p text:style-name="P11">על מנת להוסיף את החומר החדש למלאי יש להוציא לו מדקה צהובה. על מנת להוציא מדבקה צהובה יש ללחוץ על 2</text:p>
        </text:list-item>
        <text:list-item>
          <text:p text:style-name="P11">מסכניסים מספר אצווה</text:p>
        </text:list-item>
        <text:list-item>
          <text:p text:style-name="P11">התוכנה תפתח את הקובץ שממנו מדפיסים את המדבקה הצהובה</text:p>
        </text:list-item>
        <text:list-item>
          <text:p text:style-name="P13">לוחצים על 3 כדי לייבא דוח מלאי עדכני</text:p>
        </text:list-item>
      </text:list>
      <text:p text:style-name="P5"/>
      <table:table table:name="Table2" table:style-name="Table2">
        <table:table-column table:style-name="Table2.A"/>
        <table:table-row table:style-name="TableLine382827976">
          <table:table-cell table:style-name="Table2.A1" office:value-type="string">
            <text:p text:style-name="P7">סיפרת מלאי</text:p>
          </table:table-cell>
        </table:table-row>
      </table:table>
      <text:p text:style-name="P4"/>
      <text:list xml:id="list4251344574" text:style-name="L2">
        <text:list-item>
          <text:p text:style-name="P9">פותחים את התוכנה <text:span text:style-name="T1">Chemicals Manager</text:span></text:p>
        </text:list-item>
        <text:list-item>
          <text:p text:style-name="P12">לוחצים על 1 כדי להתחיל ספירת מלאי</text:p>
        </text:list-item>
        <text:list-item>
          <text:p text:style-name="P12">סורקים את כל החומרים שיש בארון בעזרת הברקוד על המדבקה הצהובה</text:p>
        </text:list-item>
        <text:list-item>
          <text:p text:style-name="P12">בסוף ספירת המלאי מקלידים END ואז לוחצים על Y כדי לאשר עדכון מלאי</text:p>
        </text:list-item>
        <text:list-item>
          <text:p text:style-name="P14">לוחצים על 3 כדי לייבא דוח מלאי עדכני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e" style:country-complex="IL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e" style:country-complex="IL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 style:writing-mode="rl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 %1% " style:num-prefix=" " style:num-suffix=" " style:num-format="1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 fo:text-align="end">
          <style:list-level-label-alignment text:label-followed-by="listtab" text:list-tab-stop-position="9.999cm" fo:text-indent="0.499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Arial" fo:font-size="9pt" officeooo:rsid="000714b7" officeooo:paragraph-rsid="000714b7" style:font-size-asian="9pt" style:font-name-complex="Arial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עמוד <text:page-number text:select-page="current">2</text:page-number><text:s/>מתוך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6-01T10:57:57.060000000</dc:date>
    <meta:editing-duration>PT36M13S</meta:editing-duration>
    <meta:editing-cycles>4</meta:editing-cycles>
    <meta:generator>LibreOffice/7.2.6.2$Windows_x86 LibreOffice_project/b0ec3a565991f7569a5a7f5d24fed7f52653d754</meta:generator>
    <meta:document-statistic meta:table-count="2" meta:image-count="0" meta:object-count="0" meta:page-count="2" meta:paragraph-count="31" meta:word-count="215" meta:character-count="1094" meta:non-whitespace-character-count="883"/>
  </office:meta>
</office:document-meta>
</file>